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0083in" text:min-label-width="0.25in" text:list-level-position-and-space-mode="label-alignment">
          <style:list-level-label-alignment text:label-followed-by="listtab" fo:margin-left="0.2583in" fo:text-indent="-0.25in"/>
        </style:list-level-properties>
        <style:text-properties style:font-name="Calibri Light"/>
      </text:list-level-style-bullet>
      <text:list-level-style-bullet text:level="2" text:style-name="WW_CharLFO1LVL2" text:bullet-char="o">
        <style:list-level-properties text:space-before="0.5083in" text:min-label-width="0.25in" text:list-level-position-and-space-mode="label-alignment">
          <style:list-level-label-alignment text:label-followed-by="listtab" fo:margin-left="0.7583in" fo:text-indent="-0.25in"/>
        </style:list-level-properties>
        <style:text-properties style:font-name="Courier New"/>
      </text:list-level-style-bullet>
      <text:list-level-style-bullet text:level="3" text:style-name="WW_CharLFO1LVL3" text:bullet-char="">
        <style:list-level-properties text:space-before="1.0083in" text:min-label-width="0.25in" text:list-level-position-and-space-mode="label-alignment">
          <style:list-level-label-alignment text:label-followed-by="listtab" fo:margin-left="1.2583in" fo:text-indent="-0.25in"/>
        </style:list-level-properties>
        <style:text-properties style:font-name="Wingdings"/>
      </text:list-level-style-bullet>
      <text:list-level-style-bullet text:level="4" text:style-name="WW_CharLFO1LVL4" text:bullet-char="">
        <style:list-level-properties text:space-before="1.5083in" text:min-label-width="0.25in" text:list-level-position-and-space-mode="label-alignment">
          <style:list-level-label-alignment text:label-followed-by="listtab" fo:margin-left="1.7583in" fo:text-indent="-0.25in"/>
        </style:list-level-properties>
        <style:text-properties style:font-name="Symbol"/>
      </text:list-level-style-bullet>
      <text:list-level-style-bullet text:level="5" text:style-name="WW_CharLFO1LVL5" text:bullet-char="o">
        <style:list-level-properties text:space-before="2.0083in" text:min-label-width="0.25in" text:list-level-position-and-space-mode="label-alignment">
          <style:list-level-label-alignment text:label-followed-by="listtab" fo:margin-left="2.2583in" fo:text-indent="-0.25in"/>
        </style:list-level-properties>
        <style:text-properties style:font-name="Courier New"/>
      </text:list-level-style-bullet>
      <text:list-level-style-bullet text:level="6" text:style-name="WW_CharLFO1LVL6" text:bullet-char="">
        <style:list-level-properties text:space-before="2.5083in" text:min-label-width="0.25in" text:list-level-position-and-space-mode="label-alignment">
          <style:list-level-label-alignment text:label-followed-by="listtab" fo:margin-left="2.7583in" fo:text-indent="-0.25in"/>
        </style:list-level-properties>
        <style:text-properties style:font-name="Wingdings"/>
      </text:list-level-style-bullet>
      <text:list-level-style-bullet text:level="7" text:style-name="WW_CharLFO1LVL7" text:bullet-char="">
        <style:list-level-properties text:space-before="3.0083in" text:min-label-width="0.25in" text:list-level-position-and-space-mode="label-alignment">
          <style:list-level-label-alignment text:label-followed-by="listtab" fo:margin-left="3.2583in" fo:text-indent="-0.25in"/>
        </style:list-level-properties>
        <style:text-properties style:font-name="Symbol"/>
      </text:list-level-style-bullet>
      <text:list-level-style-bullet text:level="8" text:style-name="WW_CharLFO1LVL8" text:bullet-char="o">
        <style:list-level-properties text:space-before="3.5083in" text:min-label-width="0.25in" text:list-level-position-and-space-mode="label-alignment">
          <style:list-level-label-alignment text:label-followed-by="listtab" fo:margin-left="3.7583in" fo:text-indent="-0.25in"/>
        </style:list-level-properties>
        <style:text-properties style:font-name="Courier New"/>
      </text:list-level-style-bullet>
      <text:list-level-style-bullet text:level="9" text:style-name="WW_CharLFO1LVL9" text:bullet-char="">
        <style:list-level-properties text:space-before="4.0083in" text:min-label-width="0.25in" text:list-level-position-and-space-mode="label-alignment">
          <style:list-level-label-alignment text:label-followed-by="listtab" fo:margin-left="4.2583in" fo:text-indent="-0.25in"/>
        </style:list-level-properties>
        <style:text-properties style:font-name="Wingdings"/>
      </text:list-level-style-bullet>
    </text:list-style>
    <style:style style:name="P1" style:parent-style-name="Paragrafoelenco" style:master-page-name="MP0" style:list-style-name="LFO1" style:family="paragraph">
      <style:paragraph-properties fo:break-before="page"/>
    </style:style>
    <style:style style:name="T2" style:parent-style-name="TitleChar" style:family="text">
      <style:text-properties style:font-name-asian="Calibri"/>
    </style:style>
    <style:style style:name="P3" style:parent-style-name="Paragrafoelenco" style:list-style-name="LFO1" style:family="paragraph"/>
    <style:style style:name="T4" style:parent-style-name="TitleChar" style:family="text">
      <style:text-properties style:font-name-asian="Calibri"/>
    </style:style>
    <style:style style:name="P5" style:parent-style-name="Paragrafoelenco" style:list-style-name="LFO1" style:family="paragraph"/>
    <style:style style:name="T6" style:parent-style-name="TitleChar" style:family="text">
      <style:text-properties style:font-name-asian="Calibri"/>
    </style:style>
    <style:style style:name="T7" style:parent-style-name="Car.predefinitoparagrafo" style:family="text">
      <style:text-properties style:font-name="Calibri Light" style:font-name-asian="Calibri Light" style:font-name-complex="Calibri Light" fo:font-size="27.5pt" style:font-size-asian="27.5pt" style:font-size-complex="27.5pt"/>
    </style:style>
    <style:style style:name="P8" style:parent-style-name="Paragrafoelenco" style:list-style-name="LFO1" style:family="paragraph"/>
    <style:style style:name="T9" style:parent-style-name="TitleChar" style:family="text">
      <style:text-properties style:font-name-asian="Calibri"/>
    </style:style>
    <style:style style:name="T10" style:parent-style-name="Car.predefinitoparagrafo" style:family="text">
      <style:text-properties style:font-name="Calibri Light" style:font-name-asian="Calibri Light" style:font-name-complex="Calibri Light" fo:font-size="27.5pt" style:font-size-asian="27.5pt" style:font-size-complex="27.5pt"/>
    </style:style>
    <style:style style:name="P11" style:parent-style-name="Paragrafoelenco" style:list-style-name="LFO1" style:family="paragraph"/>
    <style:style style:name="T12" style:parent-style-name="TitleChar" style:family="text">
      <style:text-properties style:font-name-asian="Calibri"/>
    </style:style>
    <style:style style:name="T13" style:parent-style-name="Car.predefinitoparagrafo" style:family="text">
      <style:text-properties style:font-name="Calibri Light" style:font-name-asian="Calibri Light" style:font-name-complex="Calibri Light" fo:font-size="27.5pt" style:font-size-asian="27.5pt" style:font-size-complex="27.5pt"/>
    </style:style>
    <style:style style:name="P14" style:parent-style-name="Paragrafoelenco" style:list-style-name="LFO1" style:family="paragraph"/>
    <style:style style:name="T15" style:parent-style-name="TitleChar" style:family="text">
      <style:text-properties style:font-name-asian="Calibri"/>
    </style:style>
    <style:style style:name="T16" style:parent-style-name="Car.predefinitoparagrafo" style:family="text">
      <style:text-properties style:font-name="Calibri Light" style:font-name-asian="Calibri Light" style:font-name-complex="Calibri Light" fo:font-size="27.5pt" style:font-size-asian="27.5pt" style:font-size-complex="27.5pt"/>
    </style:style>
    <style:style style:name="P17" style:parent-style-name="Paragrafoelenco" style:list-style-name="LFO1" style:family="paragraph"/>
    <style:style style:name="T18" style:parent-style-name="TitleChar" style:family="text">
      <style:text-properties style:font-name-asian="Calibri"/>
    </style:style>
    <style:style style:name="T19" style:parent-style-name="Car.predefinitoparagrafo" style:family="text">
      <style:text-properties style:font-name="Calibri Light" style:font-name-asian="Calibri Light" style:font-name-complex="Calibri Light" fo:font-size="27.5pt" style:font-size-asian="27.5pt" style:font-size-complex="27.5pt"/>
    </style:style>
    <style:style style:name="P20" style:parent-style-name="Paragrafoelenco" style:list-style-name="LFO1" style:family="paragraph"/>
    <style:style style:name="T21" style:parent-style-name="TitleChar" style:family="text">
      <style:text-properties style:font-name-asian="Calibri"/>
    </style:style>
    <style:style style:name="T22" style:parent-style-name="Car.predefinitoparagrafo" style:family="text">
      <style:text-properties style:font-name="Calibri Light" style:font-name-asian="Calibri Light" style:font-name-complex="Calibri Light" fo:font-size="27.5pt" style:font-size-asian="27.5pt" style:font-size-complex="27.5pt"/>
    </style:style>
    <style:style style:name="T23" style:parent-style-name="Car.predefinitoparagrafo" style:family="text">
      <style:text-properties style:font-name-complex="Calibri"/>
    </style:style>
    <style:style style:name="P24" style:parent-style-name="Paragrafoelenco" style:list-style-name="LFO1" style:family="paragraph"/>
    <style:style style:name="P25" style:parent-style-name="Paragrafoelenco" style:list-style-name="LFO1" style:family="paragraph"/>
    <style:style style:name="P26" style:parent-style-name="Paragrafoelenco" style:list-style-name="LFO1" style:family="paragraph"/>
    <style:style style:name="P27" style:parent-style-name="Paragrafoelenco" style:list-style-name="LFO1" style:family="paragraph"/>
    <style:style style:name="T28" style:parent-style-name="Car.predefinitoparagrafo" style:family="text">
      <style:text-properties style:font-name-complex="Calibri"/>
    </style:style>
    <style:style style:name="P29" style:parent-style-name="Paragrafoelenco" style:list-style-name="LFO1" style:family="paragraph"/>
    <style:style style:name="P30" style:parent-style-name="Paragrafoelenco" style:list-style-name="LFO1" style:family="paragraph"/>
  </office:automatic-styles>
  <office:body>
    <office:text text:use-soft-page-breaks="true">
      <text:list text:style-name="LFO1" text:continue-numbering="true">
        <text:list-item>
          <text:p text:style-name="P1"><text:span text:style-name="T2">Slide 1 (F)</text:span><text:line-break/>Hello, we are Gaia Vettori and Filippo Castellani, we are a team of students submitting their assignment for Topic 3.<text:line-break/>Our project analysed a nine-hour long EEG recording and attempted to classify the various sleep stages in order to produce a hypnogram. <text:line-break/>Despite the hypnogram being a manually produced plot we supposed that using non-parametric methods for frequency analysis could serve as a discriminant for Sleep Stages recognition.<text:line-break/>In this presentation we will discuss the choices we've made in order to obtain our results.</text:p>
        </text:list-item>
        <text:list-item>
          <text:p text:style-name="P3"><text:span text:style-name="T4">Slide 2 (F)</text:span><text:line-break/>In this first slide we can observe the Hypnograms obtained by visually scoring the recordings.<text:line-break/>This is a very time-consuming procedure and has to be made by an expert of the sector by hand, this is a reason sufficient to justify the need of an automatic mean of producing this plot.<text:line-break/>Usually, the procedure requires not only a single-channel EEG recording but a much wider set of recording including:<text:line-break/>- EOG record: in order to address with precision, the presence of eye motion for REM-stage recognition<text:line-break/>- - EMG record: in order to detect the presence of arts minimal movements which only occur in certain sleep stages<text:s/><text:line-break/>- finally, a 21-channel EEG recording: which permits to have a complete overview on the subject brain activity.<text:s/><text:line-break/>So, in our case, having just one electrode made the challenge of obtaining a complete hypnogram much more significant. <text:line-break/>Nevertheless, the approach we adopted could be easily expanded for the synchronous use of multiple electrodes, averaging the results obtained by each one of them.</text:p>
        </text:list-item>
        <text:list-item>
          <text:p text:style-name="P5"><text:span text:style-name="T6">Slide 3<text:s/></text:span><text:span text:style-name="T7">(F)</text:span><text:line-break/><text:line-break/>The articles we consulted reported this scheme which served us as a discriminant for classifying the different sleep stages that we've also covered during the lectures.<text:line-break/></text:p>
        </text:list-item>
        <text:list-item>
          <text:p text:style-name="P8"><text:span text:style-name="T9">Slide 4<text:s/></text:span><text:span text:style-name="T10">(G)</text:span><text:line-break/>Before proceeding with the frequency analysis, we cleaned the signal with two different filters and removed the mean of the signal to prevent errors in further examination.<text:line-break/>One filter was designed for network noise removal, which after an early inspection, we found was present at 60 Hz: this was consistent with the EEG report, which stated the location of acquirement as Utah, United States.<text:line-break/>In fact, as we can observe from the pole-zero plot where at pi we find the Nyquist frequency (256Hz) and at 1/2 pi (128Hz). More or less at 1/4 pi which corresponds to (64Hz) we find our zeros, which thanks to their blocking property are responsible for stopping the unwanted frequency component.<text:line-break/>Just around the zeros we find the poles in a circular layout and it's thanks to their presence that the filter succeeds in being highly selective.<text:line-break/>A second filter was then applied to remove high and low frequency.<text:line-break/>This was just another precaution to enhance the power spectrum estimate since the electrode used for the recording already implemented a hardware filtering in the band [0.8-92 Hz].</text:p>
        </text:list-item>
        <text:list-item>
          <text:p text:style-name="P11"><text:span text:style-name="T12">Slide 5</text:span><text:span text:style-name="T13"><text:s/>(G)</text:span><text:line-break/>As recommended by the American Academy of Sleep Medicine, which states that analysis should be performed on 30-second-long epochs, we partitioned the signal in intervals of the recommended length. Each epoch's power spectrum estimate was computed using the Welch's modified periodogram. Each epoch was then subdivided into ten-second-long windows, with an overlap coefficient set at .5. Furthermore, some zero padding was performed to increase the spectrum resolution. In addition, in order to have a greater resolution of the Power in Bands plot we overlapped the epochs by an amount of 10%.</text:p>
        </text:list-item>
        <text:list-item>
          <text:p text:style-name="P14"><text:span text:style-name="T15">Slide 6<text:s/></text:span><text:span text:style-name="T16">(F)</text:span><text:line-break/>During the estimation we partitioned the power in four classes which corresponded to the four bands taken into account so delta theta alfa &amp; beta.</text:p>
        </text:list-item>
        <text:list-item>
          <text:p text:style-name="P17"><text:span text:style-name="T18">Slide 7<text:s/></text:span><text:span text:style-name="T19">(F)</text:span><text:line-break/>Then we compared the power of each one of the classes and determined which one had the highest value for each epoch in order to build an indices vector that held this information.</text:p>
        </text:list-item>
        <text:list-item>
          <text:p text:style-name="P20"><text:span text:style-name="T21">Slide 8<text:s/></text:span><text:span text:style-name="T22">(F&amp;G)</text:span><text:line-break/>The resulting vector looked like this. It<text:s/><text:span text:style-name="T23">outlines a very unstable graph whose general behaviour can be spotted</text:span>. As a final step we wanted to smooth the shape of it so that the weak but crucial physiological activities gained the right importance in assessing the true nature of a certain time window.<text:s/></text:p>
        </text:list-item>
        <text:list-item>
          <text:p text:style-name="P24">2. To do so we created a function which prioritised this kind of events. 3 The green graph simply highlights the REM phases.</text:p>
        </text:list-item>
        <text:list-item>
          <text:p text:style-name="P25"/>
        </text:list-item>
        <text:list-item>
          <text:p text:style-name="P26">The product is a hypnogram very similar in appearance to the ones from Dement and Kleitman paper and coherent as well with the expected healthy behaviour.<text:s/></text:p>
        </text:list-item>
        <text:list-item>
          <text:p text:style-name="P27">The initial part of the graph starts out as REM activity because it coincides with the frequency range of the beta waves of wakefulness and then descends to deep sleep. Throughout the night, a cyclic pattern of oscillations between deep sleep and REM emerges, with some appearances of the stage 2 in a specific period of the night. At the end, the REM activity can be recognized which is coherent with the standard behaviour of a healthy sleeping subject and it could either mean<text:span text:style-name="T28"><text:s/>that the patient has woken up, or it could represent the last REM cycle before the awakening.</text:span><text:line-break/>In conclusion, four to five cycles are visible in 9 hours, which is congruous with the average 4 in 6 hours of the article.</text:p>
        </text:list-item>
        <text:list-item>
          <text:p text:style-name="P29">Further developments might enhance the performance of the priority function.</text:p>
        </text:list-item>
        <text:list-item>
          <text:p text:style-name="P30">Thank you for your attentio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Light" fo:font-size="28pt" style:font-size-asian="28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083in" text:min-label-width="0.25in" text:list-level-position-and-space-mode="label-alignment">
          <style:list-level-label-alignment text:label-followed-by="listtab" fo:margin-left="0.2583in" fo:text-indent="-0.25in"/>
        </style:list-level-properties>
        <style:text-properties style:font-name="Calibri Light"/>
      </text:list-level-style-bullet>
      <text:list-level-style-bullet text:level="2" text:style-name="WW_CharLFO1LVL2" text:bullet-char="o">
        <style:list-level-properties text:space-before="0.5083in" text:min-label-width="0.25in" text:list-level-position-and-space-mode="label-alignment">
          <style:list-level-label-alignment text:label-followed-by="listtab" fo:margin-left="0.7583in" fo:text-indent="-0.25in"/>
        </style:list-level-properties>
        <style:text-properties style:font-name="Courier New"/>
      </text:list-level-style-bullet>
      <text:list-level-style-bullet text:level="3" text:style-name="WW_CharLFO1LVL3" text:bullet-char="">
        <style:list-level-properties text:space-before="1.0083in" text:min-label-width="0.25in" text:list-level-position-and-space-mode="label-alignment">
          <style:list-level-label-alignment text:label-followed-by="listtab" fo:margin-left="1.2583in" fo:text-indent="-0.25in"/>
        </style:list-level-properties>
        <style:text-properties style:font-name="Wingdings"/>
      </text:list-level-style-bullet>
      <text:list-level-style-bullet text:level="4" text:style-name="WW_CharLFO1LVL4" text:bullet-char="">
        <style:list-level-properties text:space-before="1.5083in" text:min-label-width="0.25in" text:list-level-position-and-space-mode="label-alignment">
          <style:list-level-label-alignment text:label-followed-by="listtab" fo:margin-left="1.7583in" fo:text-indent="-0.25in"/>
        </style:list-level-properties>
        <style:text-properties style:font-name="Symbol"/>
      </text:list-level-style-bullet>
      <text:list-level-style-bullet text:level="5" text:style-name="WW_CharLFO1LVL5" text:bullet-char="o">
        <style:list-level-properties text:space-before="2.0083in" text:min-label-width="0.25in" text:list-level-position-and-space-mode="label-alignment">
          <style:list-level-label-alignment text:label-followed-by="listtab" fo:margin-left="2.2583in" fo:text-indent="-0.25in"/>
        </style:list-level-properties>
        <style:text-properties style:font-name="Courier New"/>
      </text:list-level-style-bullet>
      <text:list-level-style-bullet text:level="6" text:style-name="WW_CharLFO1LVL6" text:bullet-char="">
        <style:list-level-properties text:space-before="2.5083in" text:min-label-width="0.25in" text:list-level-position-and-space-mode="label-alignment">
          <style:list-level-label-alignment text:label-followed-by="listtab" fo:margin-left="2.7583in" fo:text-indent="-0.25in"/>
        </style:list-level-properties>
        <style:text-properties style:font-name="Wingdings"/>
      </text:list-level-style-bullet>
      <text:list-level-style-bullet text:level="7" text:style-name="WW_CharLFO1LVL7" text:bullet-char="">
        <style:list-level-properties text:space-before="3.0083in" text:min-label-width="0.25in" text:list-level-position-and-space-mode="label-alignment">
          <style:list-level-label-alignment text:label-followed-by="listtab" fo:margin-left="3.2583in" fo:text-indent="-0.25in"/>
        </style:list-level-properties>
        <style:text-properties style:font-name="Symbol"/>
      </text:list-level-style-bullet>
      <text:list-level-style-bullet text:level="8" text:style-name="WW_CharLFO1LVL8" text:bullet-char="o">
        <style:list-level-properties text:space-before="3.5083in" text:min-label-width="0.25in" text:list-level-position-and-space-mode="label-alignment">
          <style:list-level-label-alignment text:label-followed-by="listtab" fo:margin-left="3.7583in" fo:text-indent="-0.25in"/>
        </style:list-level-properties>
        <style:text-properties style:font-name="Courier New"/>
      </text:list-level-style-bullet>
      <text:list-level-style-bullet text:level="9" text:style-name="WW_CharLFO1LVL9" text:bullet-char="">
        <style:list-level-properties text:space-before="4.0083in" text:min-label-width="0.25in" text:list-level-position-and-space-mode="label-alignment">
          <style:list-level-label-alignment text:label-followed-by="listtab" fo:margin-left="4.258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lippo Castellani</meta:initial-creator>
    <dc:creator>Gaia Vettori</dc:creator>
    <meta:creation-date>2021-11-08T09:29:00Z</meta:creation-date>
    <dc:date>2021-11-08T09:29:00Z</dc:date>
    <meta:template xlink:href="Normal.dotm" xlink:type="simple"/>
    <meta:editing-cycles>3</meta:editing-cycles>
    <meta:editing-duration>PT0S</meta:editing-duration>
    <meta:document-statistic meta:page-count="1" meta:paragraph-count="10" meta:word-count="777" meta:character-count="5198" meta:row-count="36" meta:non-whitespace-character-count="4431"/>
  </office:meta>
</office:document-meta>
</file>